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7-28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5-21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2-09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8-27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4-12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1-05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0-03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8-29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8-29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7-25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4-03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1-20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0-05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7-15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4-13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1-05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0-13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7-07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4-02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1-14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0-14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7-16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4-01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1-06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0-04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8-08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5-08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2-28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0-04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7-11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1-04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7-11-27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6-09-23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4-07-10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3-06-07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2-08-31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1-08-25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1-04-06 2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1-01-1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10-08-17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09-08-27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08-09-2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07-08-02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06-08-1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05-08-02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50089140801</text:p>
          </table:table-cell>
          <table:table-cell office:value-type="string" calcext:value-type="string">
            <text:p>WS-20/11E/07-1074</text:p>
          </table:table-cell>
          <table:table-cell office:value-type="string" calcext:value-type="string">
            <text:p>200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7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728" meta:object-count="0"/>
    <meta:user-defined meta:name="AppVersion">3.0</meta:user-defined>
  </office:meta>
</office:document-meta>
</file>